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73b9" officeooo:paragraph-rsid="000c73b9"/>
    </style:style>
    <style:style style:name="P2" style:family="paragraph" style:parent-style-name="Standard">
      <style:text-properties officeooo:rsid="000cd6a8" officeooo:paragraph-rsid="000cd6a8"/>
    </style:style>
    <style:style style:name="P3" style:family="paragraph" style:parent-style-name="Text_20_body">
      <style:text-properties officeooo:rsid="001b5387" officeooo:paragraph-rsid="001b5387"/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Table_20_Contents">
      <style:text-properties officeooo:paragraph-rsid="0020f5a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实验报告模板</text:p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<text:a xlink:type="simple" xlink:href="#__RefHeading__418_1318847912" text:style-name="Index_20_Link" text:visited-style-name="Index_20_Link">1.实验目的<text:tab/>1</text:a></text:p>
          <text:p text:style-name="P4"><text:a xlink:type="simple" xlink:href="#__RefHeading__528_1318847912" text:style-name="Index_20_Link" text:visited-style-name="Index_20_Link">2.实验内容与实验步骤<text:tab/>1</text:a></text:p>
          <text:p text:style-name="P4"><text:a xlink:type="simple" xlink:href="#__RefHeading__422_1318847912" text:style-name="Index_20_Link" text:visited-style-name="Index_20_Link">3.实验过程与分析<text:tab/>1</text:a></text:p>
          <text:p text:style-name="P4"><text:a xlink:type="simple" xlink:href="#__RefHeading__530_1318847912" text:style-name="Index_20_Link" text:visited-style-name="Index_20_Link">4.实验结果总结<text:tab/>1</text:a></text:p>
        </text:index-body>
      </text:table-of-content>
      <text:p text:style-name="Standard"/>
      <text:p text:style-name="Standard"/>
      <text:h text:style-name="Heading_20_1" text:outline-level="1"><text:bookmark-start text:name="__RefHeading__418_1318847912"/>1.实验目的<text:bookmark-end text:name="__RefHeading__418_1318847912"/></text:h>
      <text:p text:style-name="P2"/>
      <text:h text:style-name="Heading_20_1" text:outline-level="1"><text:bookmark-start text:name="__RefHeading__528_1318847912"/>2.实验内容与实验步骤<text:bookmark-end text:name="__RefHeading__528_1318847912"/></text:h>
      <text:p text:style-name="P2"/>
      <text:h text:style-name="Heading_20_1" text:outline-level="1"><text:bookmark-start text:name="__RefHeading__422_1318847912"/>3.实验过程与分析<text:bookmark-end text:name="__RefHeading__422_1318847912"/></text:h>
      <text:p text:style-name="P2"/>
      <text:p text:style-name="P1"/>
      <text:h text:style-name="Heading_20_1" text:outline-level="1"><text:bookmark-start text:name="__RefHeading__530_1318847912"/>4.实验结果总结<text:bookmark-end text:name="__RefHeading__530_1318847912"/>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5:39:24.347114361</meta:creation-date>
    <dc:date>2018-09-10T16:04:37.488835548</dc:date>
    <meta:editing-duration>PT24M10S</meta:editing-duration>
    <meta:editing-cycles>24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73" meta:character-count="99" meta:non-whitespace-character-count="93"/>
  </office:meta>
</office:document-meta>
</file>